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05c7f" officeooo:paragraph-rsid="00105c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file for KFileMetaDa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1T17:37:40.690291302</meta:creation-date>
    <dc:date>2018-10-28T19:06:57.799226297</dc:date>
    <meta:editing-duration>PT36M39S</meta:editing-duration>
    <meta:editing-cycles>3</meta:editing-cycles>
    <meta:generator>LibreOffice/6.1.2.1$Linux_X86_64 LibreOffice_project/10$Build-1</meta:generator>
    <dc:description>KFileMetaData description</dc:description>
    <meta:keyword>KFileMetaData keyword</meta:keyword>
    <dc:subject>KFileMetaData Subject</dc:subject>
    <dc:title>KFileMetaData Title</dc:title>
    <meta:document-statistic meta:table-count="0" meta:image-count="0" meta:object-count="0" meta:page-count="1" meta:paragraph-count="1" meta:word-count="4" meta:character-count="28" meta:non-whitespace-character-count="25"/>
  </office:meta>
</office:document-meta>
</file>